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ot"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ot"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ash" svg:stroke-width="0.011cm" svg:stroke-color="#5983b0" draw:marker-start-width="0.217cm" draw:marker-end-width="0.217cm" draw:fill="none" draw:textarea-vertical-align="middle" fo:padding-top="0.131cm" fo:padding-bottom="0.131cm" fo:padding-left="0.256cm" fo:padding-right="0.256cm"/>
    </style:style>
    <style:style style:name="gr7" style:family="graphic" style:parent-style-name="objectwithoutfill">
      <style:graphic-properties draw:stroke="dash" draw:stroke-dash="Long_20_Dash_20_Dot" svg:stroke-width="0.011cm" draw:marker-start-width="0.216cm" draw:marker-end-width="0.216cm" draw:fill="none" draw:textarea-vertical-align="middle" fo:padding-top="0.13cm" fo:padding-bottom="0.13cm" fo:padding-left="0.255cm" fo:padding-right="0.255cm"/>
      <style:paragraph-properties style:writing-mode="lr-tb"/>
    </style:style>
    <style:style style:name="gr8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svg:stroke-width="0.018cm" svg:stroke-color="#80808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48cm" svg:y1="0.473cm" svg:x2="3.498cm" svg:y2="0.473cm">
          <text:p/>
        </draw:line>
        <draw:line draw:style-name="gr2" draw:text-style-name="P1" draw:layer="layout" svg:x1="6.23cm" svg:y1="0.469cm" svg:x2="6.23cm" svg:y2="2.794cm">
          <text:p/>
        </draw:line>
        <draw:line draw:style-name="gr3" draw:text-style-name="P2" draw:layer="layout" svg:x1="3.5cm" svg:y1="5.6cm" svg:x2="3.5cm" svg:y2="0cm">
          <text:p/>
        </draw:line>
        <draw:line draw:style-name="gr3" draw:text-style-name="P1" draw:layer="layout" svg:x1="0cm" svg:y1="2.8cm" svg:x2="7cm" svg:y2="2.8cm">
          <text:p/>
        </draw:line>
        <draw:path draw:style-name="gr4" draw:text-style-name="P1" draw:layer="layout" svg:width="6.124cm" svg:height="3.677cm" draw:transform="rotate (0.154636171726698) translate (0.193600185059815cm 1.44145200276203cm)" svg:viewBox="0 0 6125 3678" svg:d="M0 3677c1642 18 2794-160 3462-1764 402-966 928-1782 2663-1913">
          <text:p/>
        </draw:path>
        <draw:path draw:style-name="gr4" draw:text-style-name="P2" draw:layer="layout" svg:width="6.238cm" svg:height="3.503cm" draw:transform="rotate (0.186575697038194) translate (0.111935421734797cm 1.63133609941618cm)" svg:viewBox="0 0 6239 3504" svg:d="M0 3504c1769-25 2235-923 2675-1806 441-882 1055-1847 3564-1679">
          <text:p/>
        </draw:path>
        <draw:frame draw:style-name="gr5" draw:text-style-name="P3" draw:layer="layout" svg:width="0.407cm" svg:height="0.268cm" svg:x="3.102cm" svg:y="0.2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411cm" svg:height="0.268cm" svg:x="3.079cm" svg:y="1.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449cm" svg:height="0.268cm" svg:x="6.06cm" svg:y="2.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457cm" svg:height="0.268cm" svg:x="4.065cm" svg:y="2.8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576cm" svg:height="0.47cm" svg:x="6.531cm" svg:y="2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488cm" svg:height="0.47cm" svg:x="3.607cm" svg:y="-0.0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1" draw:layer="layout" svg:x1="1.015cm" svg:y1="5.855cm" svg:x2="5.855cm" svg:y2="-0.096cm">
          <text:p/>
        </draw:line>
        <draw:line draw:style-name="gr7" draw:text-style-name="P1" draw:layer="layout" svg:x1="2.363cm" svg:y1="5.699cm" svg:x2="4.749cm" svg:y2="-0.122cm">
          <text:p text:style-name="P4"><text:s/></text:p>
        </draw:line>
        <draw:frame draw:style-name="gr5" draw:text-style-name="P3" draw:layer="layout" svg:width="0.538cm" svg:height="0.18cm" svg:x="4.503cm" svg:y="1.6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0.568cm" svg:height="0.18cm" svg:x="4.596cm" svg:y="0.17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9" draw:text-style-name="P1" draw:layer="layout" svg:width="3.464cm" svg:height="1.063cm" draw:transform="rotate (0.956440430092892) translate (3.37823884511128cm 2.71410695376669cm)" svg:viewBox="0 0 3465 1064" svg:d="M0 149c316 0 361-52 735-118 374-67 1617-130 2730 1033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17:22:27.517000000</meta:creation-date>
    <dc:date>2021-09-22T03:16:49.383000000</dc:date>
    <meta:editing-duration>PT24M23S</meta:editing-duration>
    <meta:editing-cycles>8</meta:editing-cycles>
    <meta:generator>LibreOffice/7.1.0.3$Windows_X86_64 LibreOffice_project/f6099ecf3d29644b5008cc8f48f42f4a40986e4c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mathsize="50%">
      <msub>
        <mi>B</mi>
        <mi>s</mi>
      </msub>
    </mstyle>
    <annotation encoding="StarMath 5.0">size*0.5 B_s
</annotation>
  </semantics>
</math>
</file>

<file path=Object 2/content.xml><?xml version="1.0" encoding="utf-8"?>
<math xmlns="http://www.w3.org/1998/Math/MathML" display="block">
  <semantics>
    <mstyle mathsize="50%">
      <msub>
        <mi>B</mi>
        <mi>r</mi>
      </msub>
    </mstyle>
    <annotation encoding="StarMath 5.0">size*0.5 B_r
</annotation>
  </semantics>
</math>
</file>

<file path=Object 3/content.xml><?xml version="1.0" encoding="utf-8"?>
<math xmlns="http://www.w3.org/1998/Math/MathML" display="block">
  <semantics>
    <mstyle mathsize="50%">
      <msub>
        <mi>H</mi>
        <mi>s</mi>
      </msub>
    </mstyle>
    <annotation encoding="StarMath 5.0">size*0.5 H_s
</annotation>
  </semantics>
</math>
</file>

<file path=Object 4/content.xml><?xml version="1.0" encoding="utf-8"?>
<math xmlns="http://www.w3.org/1998/Math/MathML" display="block">
  <semantics>
    <mstyle mathsize="50%">
      <msub>
        <mi>H</mi>
        <mi>c</mi>
      </msub>
    </mstyle>
    <annotation encoding="StarMath 5.0">size*0.5 H_c
</annotation>
  </semantics>
</math>
</file>

<file path=Object 5/content.xml><?xml version="1.0" encoding="utf-8"?>
<math xmlns="http://www.w3.org/1998/Math/MathML" display="block">
  <semantics>
    <mi>H</mi>
    <annotation encoding="StarMath 5.0">H
</annotation>
  </semantics>
</math>
</file>

<file path=Object 6/content.xml><?xml version="1.0" encoding="utf-8"?>
<math xmlns="http://www.w3.org/1998/Math/MathML" display="block">
  <semantics>
    <mi>B</mi>
    <annotation encoding="StarMath 5.0">
B
</annotation>
  </semantics>
</math>
</file>

<file path=Object 7/content.xml><?xml version="1.0" encoding="utf-8"?>
<math xmlns="http://www.w3.org/1998/Math/MathML" display="block">
  <semantics>
    <mstyle mathsize="50%">
      <msub>
        <mi>μ</mi>
        <mi mathvariant="italic">нач</mi>
      </msub>
    </mstyle>
    <annotation encoding="StarMath 5.0">size*0.5 %mu_нач
</annotation>
  </semantics>
</math>
</file>

<file path=Object 8/content.xml><?xml version="1.0" encoding="utf-8"?>
<math xmlns="http://www.w3.org/1998/Math/MathML" display="block">
  <semantics>
    <mstyle mathsize="50%">
      <msub>
        <mi>μ</mi>
        <mi mathvariant="italic">max</mi>
      </msub>
    </mstyle>
    <annotation encoding="StarMath 5.0">size*0.5 %mu_max
</annotation>
  </semantics>
</math>
</file>